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math xmlns="http://www.w3.org/1998/Math/MathML" display="block">
  <semantics>
    <mtable>
      <mtr>
        <mtd>
          <mstyle mathsize="24pt">
            <mtext>An alternate approach to solve the SplineFrame</mtext>
          </mstyle>
        </mtd>
      </mtr>
      <mtr>
        <mtd>
          <mtext>Let O(z), X(z) and Y(z) be the splines for the SplineFrame to be used</mtext>
        </mtd>
      </mtr>
    </mtable>
    <annotation encoding="StarMath 5.0">size 24 {"An alternate approach to solve the SplineFrame"} newline
"Let O(z), X(z) and Y(z) be the splines for the SplineFrame to be used"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21:03:07.280992600</meta:creation-date>
    <dc:date>2025-10-10T21:40:25.405451500</dc:date>
    <meta:editing-duration>PT27M3S</meta:editing-duration>
    <meta:editing-cycles>1</meta:editing-cycles>
    <meta:generator>LibreOffice/25.8.2.2$Windows_X86_64 LibreOffice_project/d401f2107ccab8f924a8e2df40f573aab7605b6f</meta:generator>
  </office:meta>
</office:document-meta>
</file>